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acee" officeooo:paragraph-rsid="0007acee"/>
    </style:style>
    <style:style style:name="P2" style:family="paragraph" style:parent-style-name="Standard">
      <style:text-properties officeooo:rsid="0007acee" officeooo:paragraph-rsid="000df0d9"/>
    </style:style>
    <style:style style:name="P3" style:family="paragraph" style:parent-style-name="Standard">
      <style:text-properties officeooo:rsid="0007acee" officeooo:paragraph-rsid="000b13ce"/>
    </style:style>
    <style:style style:name="P4" style:family="paragraph" style:parent-style-name="Standard">
      <style:text-properties officeooo:rsid="00098663" officeooo:paragraph-rsid="00098663"/>
    </style:style>
    <style:style style:name="P5" style:family="paragraph" style:parent-style-name="Standard">
      <style:text-properties officeooo:rsid="000b13ce" officeooo:paragraph-rsid="000b13ce"/>
    </style:style>
    <style:style style:name="P6" style:family="paragraph" style:parent-style-name="Standard">
      <style:text-properties officeooo:rsid="000b13ce" officeooo:paragraph-rsid="0012de8e"/>
    </style:style>
    <style:style style:name="P7" style:family="paragraph" style:parent-style-name="Standard">
      <style:text-properties officeooo:rsid="000b13ce" officeooo:paragraph-rsid="00149ca1"/>
    </style:style>
    <style:style style:name="P8" style:family="paragraph" style:parent-style-name="Standard">
      <style:text-properties officeooo:rsid="000c00a1" officeooo:paragraph-rsid="000c00a1"/>
    </style:style>
    <style:style style:name="P9" style:family="paragraph" style:parent-style-name="Standard">
      <style:text-properties officeooo:rsid="000c00a1" officeooo:paragraph-rsid="000df0d9"/>
    </style:style>
    <style:style style:name="P10" style:family="paragraph" style:parent-style-name="Standard">
      <style:text-properties officeooo:rsid="000c00a1" officeooo:paragraph-rsid="000f6dd6"/>
    </style:style>
    <style:style style:name="P11" style:family="paragraph" style:parent-style-name="Standard">
      <style:text-properties officeooo:rsid="000df0d9" officeooo:paragraph-rsid="000df0d9"/>
    </style:style>
    <style:style style:name="P12" style:family="paragraph" style:parent-style-name="Standard">
      <style:text-properties officeooo:rsid="000df0d9" officeooo:paragraph-rsid="000f6dd6"/>
    </style:style>
    <style:style style:name="P13" style:family="paragraph" style:parent-style-name="Standard">
      <style:text-properties officeooo:rsid="000f6dd6" officeooo:paragraph-rsid="000df0d9"/>
    </style:style>
    <style:style style:name="P14" style:family="paragraph" style:parent-style-name="Standard">
      <style:text-properties officeooo:rsid="000f6dd6" officeooo:paragraph-rsid="000f6dd6"/>
    </style:style>
    <style:style style:name="P15" style:family="paragraph" style:parent-style-name="Standard">
      <style:text-properties officeooo:rsid="000ff672" officeooo:paragraph-rsid="000ff672"/>
    </style:style>
    <style:style style:name="P16" style:family="paragraph" style:parent-style-name="Standard">
      <style:text-properties officeooo:rsid="0012de8e" officeooo:paragraph-rsid="00149ca1"/>
    </style:style>
    <style:style style:name="P17" style:family="paragraph" style:parent-style-name="Standard">
      <style:text-properties officeooo:rsid="0007acee" officeooo:paragraph-rsid="0007acee"/>
    </style:style>
    <style:style style:name="P18" style:family="paragraph" style:parent-style-name="Standard">
      <style:text-properties officeooo:rsid="000c00a1" officeooo:paragraph-rsid="000df0d9"/>
    </style:style>
    <style:style style:name="P19" style:family="paragraph" style:parent-style-name="Standard">
      <style:text-properties officeooo:rsid="000f6dd6" officeooo:paragraph-rsid="000f6dd6"/>
    </style:style>
    <style:style style:name="P20" style:family="paragraph" style:parent-style-name="Standard">
      <style:text-properties officeooo:rsid="001db5cf" officeooo:paragraph-rsid="001db5cf"/>
    </style:style>
    <style:style style:name="T1" style:family="text">
      <style:text-properties officeooo:rsid="00098663"/>
    </style:style>
    <style:style style:name="T2" style:family="text">
      <style:text-properties officeooo:rsid="000b13ce"/>
    </style:style>
    <style:style style:name="T3" style:family="text">
      <style:text-properties officeooo:rsid="000df0d9"/>
    </style:style>
    <style:style style:name="T4" style:family="text">
      <style:text-properties officeooo:rsid="000f6dd6"/>
    </style:style>
    <style:style style:name="T5" style:family="text">
      <style:text-properties officeooo:rsid="000ff672"/>
    </style:style>
    <style:style style:name="T6" style:family="text">
      <style:text-properties officeooo:rsid="0011400d"/>
    </style:style>
    <style:style style:name="T7" style:family="text">
      <style:text-properties officeooo:rsid="0012de8e"/>
    </style:style>
    <style:style style:name="T8" style:family="text">
      <style:text-properties officeooo:rsid="00149ca1"/>
    </style:style>
    <style:style style:name="T9" style:family="text">
      <style:text-properties officeooo:rsid="0015b9b4"/>
    </style:style>
    <style:style style:name="T10" style:family="text">
      <style:text-properties officeooo:rsid="00168482"/>
    </style:style>
    <style:style style:name="T11" style:family="text">
      <style:text-properties officeooo:rsid="00183b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koll</text:p>
      <text:p text:style-name="P1"/>
      <text:p text:style-name="P1">19.10.2018</text:p>
      <text:p text:style-name="P1"/>
      <text:p text:style-name="P20">Beginn: 9:00</text:p>
      <text:p text:style-name="P20"/>
      <text:p text:style-name="P20">Ende: 11:00</text:p>
      <text:p text:style-name="P1"/>
      <text:p text:style-name="P1"/>
      <text:p text:style-name="P1">Einführung: </text:p>
      <text:p text:style-name="P1"/>
      <text:p text:style-name="P1"><text:tab/>- <text:span text:style-name="T6">Tutor Thomas </text:span></text:p>
      <text:p text:style-name="P1"><text:tab/>- Erklärung Abwesenheitsregelung</text:p>
      <text:p text:style-name="P1"><text:tab/>- Klärung Startzeit: festgelegt auf 9:15</text:p>
      <text:p text:style-name="P1"><text:tab/>- Erklärung Roll<text:span text:style-name="T11">e</text:span> von Tutor als Moderator oder Kontaktperson, nicht als Programmierer <text:tab/>oder <text:span text:style-name="T11">Ä</text:span>hnliches</text:p>
      <text:p text:style-name="P1"><text:tab/>- Vorstellungsrunde:</text:p>
      <text:p text:style-name="P2"><text:tab/><text:tab/>Maximilian Siegburg, Kai Kriener, Jan <text:span text:style-name="T1">Sadowski</text:span>, <text:span text:style-name="T2">Wael Diab</text:span>, Daniel <text:span text:style-name="T1">Siebert</text:span>, <text:span text:style-name="T1">Ahmad <text:tab/><text:tab/>Khalil</text:span>, <text:s/>Y<text:span text:style-name="T2">ousef Ameur</text:span>, <text:span text:style-name="T2">Houman Mahtabi</text:span>, Lukas <text:span text:style-name="T2">Tietz</text:span>, Rene Lammert</text:p>
      <text:p text:style-name="P1"/>
      <text:p text:style-name="P1"/>
      <text:p text:style-name="P1">Rollenverteilung:</text:p>
      <text:p text:style-name="P1"/>
      <text:p text:style-name="P1"><text:tab/>Product Owner: Ren<text:span text:style-name="T10">é</text:span> Lammer<text:span text:style-name="T10">t</text:span> <text:s/></text:p>
      <text:p text:style-name="P1"><text:tab/>(Übernahme der Rollenverteilung Ren<text:span text:style-name="T10">é</text:span>)</text:p>
      <text:p text:style-name="P1"/>
      <text:p text:style-name="P1"><text:tab/>Scrum Master: <text:span text:style-name="T1">Houman Mahtabi </text:span></text:p>
      <text:p text:style-name="P1"><text:tab/></text:p>
      <text:p text:style-name="P4"><text:tab/>Werkzeugbeauftragter: <text:s/>Jan Sadowski </text:p>
      <text:p text:style-name="P4"><text:tab/></text:p>
      <text:p text:style-name="P4"><text:tab/>Qualitätsmanager: Lukas Tietz</text:p>
      <text:p text:style-name="P4"><text:tab/></text:p>
      <text:p text:style-name="P4"><text:tab/>Testmanager: Ahmad Khalil</text:p>
      <text:p text:style-name="P4"><text:tab/></text:p>
      <text:p text:style-name="P4"><text:tab/>Productmanager: Daniel Siebert</text:p>
      <text:p text:style-name="P4"><text:tab/></text:p>
      <text:p text:style-name="P4"><text:tab/>Dokumentationsmanager: Maximilian Siegburg</text:p>
      <text:p text:style-name="P4"><text:tab/></text:p>
      <text:p text:style-name="P4"><text:tab/>Kommitee-Mitglied: <text:span text:style-name="T2">Wael Diab <text:tab/>Stellvertreter: Lukas Tietz</text:span></text:p>
      <text:p text:style-name="P4"><text:tab/></text:p>
      <text:p text:style-name="P5"><text:tab/>Entwickler: Kai Kriener, Youssef Ameur</text:p>
      <text:p text:style-name="P5"/>
      <text:p text:style-name="P5"/>
      <text:p text:style-name="P5">Einrichten Kommunikation: <text:span text:style-name="T5">Slack</text:span> ( Houman Mahtabi )</text:p>
      <text:p text:style-name="P5">E-Mail Lister wird rumgereicht</text:p>
      <text:p text:style-name="P5"/>
      <text:p text:style-name="P5">Besprechung Scrum mit Einbindung Vorkenntnisse Houman Mahtabi</text:p>
      <text:p text:style-name="P8"/>
      <text:p text:style-name="P8">Planung Treffen: </text:p>
      <text:p text:style-name="P8"/>
      <text:p text:style-name="P8"><text:tab/>- Montag 14:00 Treffen (Bier Pool?)</text:p>
      <text:p text:style-name="P8"/>
      <text:p text:style-name="P8"><text:soft-page-break/><text:tab/>- Mittwoch: 13:00 Treffen </text:p>
      <text:p text:style-name="P8"/>
      <text:p text:style-name="P8"><text:tab/>- Freitag: Teffen hier im Meeting</text:p>
      <text:p text:style-name="P8"/>
      <text:p text:style-name="P12"><text:tab/>- Fragen zu Weihnachten </text:p>
      <text:p text:style-name="P8"/>
      <text:p text:style-name="P8"/>
      <text:p text:style-name="P12">Falls Freitagstermine ausfallen muss Nachgeholt werden.</text:p>
      <text:p text:style-name="P12"/>
      <text:p text:style-name="P14">Rene schreibt IMT Namen auf um alle im Git Repository einzutragen</text:p>
      <text:p text:style-name="P8"/>
      <text:p text:style-name="P8">Sprint Planung: <text:span text:style-name="T3">( </text:span>Initial Idee<text:span text:style-name="T3">)</text:span></text:p>
      <text:p text:style-name="P8"/>
      <text:p text:style-name="P9"><text:tab/>- Zwei Wochen Zeitraum<text:span text:style-name="T3"><text:tab/></text:span></text:p>
      <text:p text:style-name="P9"/>
      <text:p text:style-name="P9"><text:tab/>- <text:span text:style-name="T3">Damit 6 Durchläufe je nach Fortschritt änderbar aufgrund mangelnder Erfahrung</text:span></text:p>
      <text:p text:style-name="P9"/>
      <text:p text:style-name="P10"/>
      <text:p text:style-name="P14">Angebot Besprechung:</text:p>
      <text:p text:style-name="P10"/>
      <text:p text:style-name="P10"><text:tab/>- <text:span text:style-name="T4">Angebote sichten <text:s/>und Erstellung von Prototypen über das Wochenende </text:span></text:p>
      <text:p text:style-name="P13"/>
      <text:p text:style-name="P14"><text:tab/>- <text:span text:style-name="T5">Zerlegung in Zweierteams</text:span></text:p>
      <text:p text:style-name="P14"/>
      <text:p text:style-name="P11"/>
      <text:p text:style-name="P15">Brainstorming zum Teamnamen </text:p>
      <text:p text:style-name="P15">Vorschläge:</text:p>
      <text:p text:style-name="P11"/>
      <text:p text:style-name="P5">- <text:span text:style-name="T5">Doppelstern: <text:s/>Logo als zwei Sterne übereinander als Logo für Quirkle</text:span></text:p>
      <text:p text:style-name="P5"/>
      <text:p text:style-name="P5">- <text:span text:style-name="T6">Ten Pieces</text:span></text:p>
      <text:p text:style-name="P5"/>
      <text:p text:style-name="P7">- <text:span text:style-name="T6">Puzzle als Schlagwort / Jig</text:span></text:p>
      <text:p text:style-name="P5"/>
      <text:p text:style-name="P5">- <text:span text:style-name="T6">Paderborn einbringen</text:span></text:p>
      <text:p text:style-name="P5"/>
      <text:p text:style-name="P5">- <text:span text:style-name="T6">Puzzelborn <text:s/>/ <text:s/>Puzzelborne ? Bloodborne</text:span></text:p>
      <text:p text:style-name="P5"/>
      <text:p text:style-name="P5">- <text:span text:style-name="T7">Bärennamen wegen Panda und Koala</text:span></text:p>
      <text:p text:style-name="P5"/>
      <text:p text:style-name="P6">- <text:span text:style-name="T7">Bär in 10 Puzzelteile aufteilen</text:span></text:p>
      <text:p text:style-name="P6"/>
      <text:p text:style-name="P16">- Faultier</text:p>
      <text:p text:style-name="P7"/>
      <text:p text:style-name="P7">- <text:span text:style-name="T8">Krakenbär mit 10 Tentakeln</text:span></text:p>
      <text:p text:style-name="P3"/>
      <text:p text:style-name="P1">- <text:span text:style-name="T9">Jigass von Jackass</text:span></text:p>
      <text:p text:style-name="P1"/>
      <text:p text:style-name="P1">- <text:span text:style-name="T9">Binär 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2M8S</meta:editing-duration>
    <meta:editing-cycles>8</meta:editing-cycles>
    <meta:generator>LibreOffice/5.4.6.2$Windows_X86_64 LibreOffice_project/4014ce260a04f1026ba855d3b8d91541c224eab8</meta:generator>
    <dc:date>2019-01-20T16:50:20.946000000</dc:date>
    <meta:document-statistic meta:table-count="0" meta:image-count="0" meta:object-count="0" meta:page-count="2" meta:paragraph-count="58" meta:word-count="245" meta:character-count="1801" meta:non-whitespace-character-count="1552"/>
    <meta:user-defined meta:name="Info 1"/>
    <meta:user-defined meta:name="Info 2"/>
    <meta:user-defined meta:name="Info 3"/>
    <meta:user-defined meta:name="Info 4"/>
  </office:meta>
</office:document-meta>
</file>